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90000021474B5D64F3BD6BE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2" style:family="paragraph" style:parent-style-name="Heading_20_1">
      <style:paragraph-properties fo:margin-left="0cm" fo:margin-right="0cm" fo:text-indent="0cm" style:auto-text-indent="false"/>
    </style:style>
    <style:style style:name="P3" style:family="paragraph" style:parent-style-name="Standard" style:list-style-name="WW8Num16"/>
    <style:style style:name="P4" style:family="paragraph" style:parent-style-name="Standard" style:list-style-name="WW8Num16">
      <style:text-properties officeooo:paragraph-rsid="0004451a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Footer">
      <style:text-properties officeooo:paragraph-rsid="0004451a"/>
    </style:style>
    <style:style style:name="P7" style:family="paragraph" style:parent-style-name="Footer">
      <style:paragraph-properties fo:margin-left="0cm" fo:margin-right="0.635cm" fo:text-indent="1.27cm" style:auto-text-indent="false"/>
    </style:style>
    <style:style style:name="P8" style:family="paragraph" style:parent-style-name="Text_20_body_20_indent">
      <style:paragraph-properties fo:margin-left="0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p text:style-name="P8"><text:span text:style-name="T1">1. Narrative Problem Requirements</text:span></text:p>
      <text:list xml:id="list4237209753" text:style-name="WW8Num16">
        <text:list-item>
          <text:p text:style-name="P3">Draw an ERD to track lab tests performed by a medical laboratory on clients. The database should track basic client details including a unique client identifier, client name, client insurance provider (if any), client address, client date of birth, and client sex. The database should track the unique identifier for a lab test, the test type identifier, the date and time when the lab test was administered, and the identifier of the lab employee performing the test. A client can request multiple tests in a visit to the lab. The database only contains clients who have had lab tests performed. Each lab test is administered to one client.</text:p>
        </text:list-item>
        <text:list-item>
          <text:p text:style-name="P4">Revise the ERD from problem 1 with more details about test types. A test type includes a unique test type identifier, a test type name, a test type cost, and a test type code. A lab test administered to a client is associated with one test type. A test type can be administered to multiple clients. A test type can exist in the database without ever being administered.</text:p>
        </text:list-item>
        <text:list-item>
          <text:p text:style-name="P3">Revise the ERD from problem 2 with test type items. A test type item includes a unique test item identifier, a test item name, test item unit of measure, and a test item description. A test type includes one or more test items. A test item can be part of one or more test types. Do not use an M-N relationship.</text:p>
          <text:p text:style-name="P3"/>
        </text:list-item>
      </text:list>
      <text:h text:style-name="P2" text:outline-level="1"/>
      <text:p text:style-name="P5"/>
      <text:p text:style-name="P5"/>
      <text:p text:style-name="P5"/>
      <text:p text:style-name="P5"><text:soft-page-break/></text:p>
      <text:p text:style-name="P5"><draw:frame draw:style-name="fr1" draw:name="Image1" text:anchor-type="paragraph" svg:x="-3.175cm" svg:y="0cm" svg:width="21.588cm" svg:height="9.865cm" draw:z-index="0"><draw:image xlink:href="Pictures/10000201000005290000021474B5D64F3BD6BE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none" fo:country="none" style:language-asian="none" style:country-asian="non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z0" style:family="text"/>
    <style:style style:name="WW8NumSt10z1" style:family="text"/>
    <style:style style:name="WW8NumSt10z2" style:family="text"/>
    <style:style style:name="WW8NumSt10z3" style:family="text"/>
    <style:style style:name="WW8NumSt10z4" style:family="text"/>
    <style:style style:name="WW8NumSt10z5" style:family="text"/>
    <style:style style:name="WW8NumSt10z6" style:family="text"/>
    <style:style style:name="WW8NumSt10z7" style:family="text"/>
    <style:style style:name="WW8NumSt10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Note_20_Heading_20_Char" style:display-name="Note Heading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P2" style:family="paragraph" style:parent-style-name="Footer">
      <style:text-properties officeooo:paragraph-rsid="0004451a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5T10:47:02.809918178">3/5/2020</text:date><text:tab/>Assignment for Module 8<text:tab/>Page <text:span text:style-name="Page_20_Number"><text:page-number text:select-page="current">2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2011-11-02T02:10:00</meta:creation-date>
    <dc:date>2020-03-05T10:47:02.601507643</dc:date>
    <meta:print-date>2013-10-25T14:54:00</meta:print-date>
    <meta:editing-cycles>65</meta:editing-cycles>
    <meta:editing-duration>PT3H13M</meta:editing-duration>
    <meta:document-statistic meta:table-count="0" meta:image-count="1" meta:object-count="0" meta:page-count="2" meta:paragraph-count="5" meta:word-count="251" meta:character-count="1398" meta:non-whitespace-character-count="1155"/>
    <meta:generator>LibreOffice/6.0.7.3$Linux_X86_64 LibreOffice_project/00m0$Build-3</meta:generator>
  </office:meta>
</office:document-meta>
</file>